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jpueb96 Team name: gitoutofhere Today's date:10-12-2016</text:p>
      <text:h text:style-name="Heading_20_1" text:outline-level="1">What tools have you we worked with so far in this class?</text:h>
      <text:list text:style-name="L2">
        <text:list-item>
          <text:p text:style-name="P2">github</text:p>
        </text:list-item>
        <text:list-item>
          <text:p text:style-name="P2">git</text:p>
        </text:list-item>
        <text:list-item>
          <text:p text:style-name="P2">c9</text:p>
        </text:list-item>
        <text:list-item>
          <text:p text:style-name="P2">markdown</text:p>
        </text:list-item>
        <text:list-item>
          <text:p text:style-name="P2">jekyll</text:p>
        </text:list-item>
        <text:list-item>
          <text:p text:style-name="P2">HTML</text:p>
        </text:list-item>
        <text:list-item>
          <text:p text:style-name="P2">pandoc</text:p>
        </text:list-item>
      </text:list>
      <text:h text:style-name="Heading_20_2" text:outline-level="2">Which have you found <text:span text:style-name="T3">most</text:span> <text:span text:style-name="T4">potentially</text:span> <text:span text:style-name="T5">useful</text:span>?</text:h>
      <text:p text:style-name="First_20_paragraph">c9</text:p>
      <text:h text:style-name="Heading_20_3" text:outline-level="3">Why?</text:h>
      <text:p text:style-name="First_20_paragraph">it is most useful becasue that is where we do most of the work, in the workspaces.</text:p>
      <text:h text:style-name="Heading_20_1" text:outline-level="1">What tools have been the <text:span text:style-name="T6">most</text:span> <text:span text:style-name="T7">difficult</text:span> to learn?</text:h>
      <text:list text:style-name="L3">
        <text:list-item>
          <text:p text:style-name="P3">jekyll</text:p>
        </text:list-item>
        <text:list-item>
          <text:p text:style-name="P3">git</text:p>
        </text:list-item>
      </text:list>
      <text:h text:style-name="Heading_20_2" text:outline-level="2">Why have they been <text:span text:style-name="T8">particularly</text:span> <text:span text:style-name="T9">difficult</text:span> to learn and use?</text:h>
      <text:list text:style-name="L4">
        <text:list-item>
          <text:p text:style-name="P4">jekyll was difficult to learn for me becasue I did not know the purpose of it.</text:p>
        </text:list-item>
        <text:list-item>
          <text:p text:style-name="P4">git was also challenging because there are so many command to learn and you have to be really careful with what you do on there.</text:p>
        </text:list-item>
      </text:list>
      <text:h text:style-name="Heading_20_1" text:outline-level="1">What tools would you like to learn more about?</text:h>
      <text:p text:style-name="First_20_paragraph">I would like to learn more about git, we use it every class so I know that I am going to get more skills. * * *</text:p>
      <text:p text:style-name="Text_20_body"><text:span text:style-name="T10">When</text:span><text:span text:style-name="T11"> </text:span><text:span text:style-name="T12">you</text:span><text:span text:style-name="T13"> </text:span><text:span text:style-name="T14">are</text:span><text:span text:style-name="T15"> </text:span><text:span text:style-name="T16">finished</text:span><text:span text:style-name="T17"> </text:span><text:span text:style-name="T18">with</text:span><text:span text:style-name="T19"> </text:span><text:span text:style-name="T20">the</text:span><text:span text:style-name="T21"> </text:span><text:span text:style-name="T22">questions</text:span><text:span text:style-name="T23"> </text:span><text:span text:style-name="T24">in</text:span><text:span text:style-name="T25"> </text:span><text:span text:style-name="T26">file:</text:span></text:p>
      <text:list text:style-name="L5">
        <text:list-item>
          <text:p text:style-name="P5">I want you to change the name of the file to your GitHub username.</text:p>
        </text:list-item>
        <text:list-item>
          <text:p text:style-name="P5">You will then work as a group to convert the file to HTML, DOCX, and ODT formats, per the instructions in class.</text:p>
        </text:list-item>
        <text:list-item>
          <text:p text:style-name="P5">Then I want you to add, commit, and push your changes.</text:p>
        </text:list-item>
        <text:list-item>
          <text:p text:style-name="P5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